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de" fo:country="DE"/>
    </style:style>
    <style:style style:name="P2" style:family="paragraph" style:parent-style-name="Heading_20_3">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break-before="page"/>
      <style:text-properties fo:language="de" fo:country="DE"/>
    </style:style>
    <style:style style:name="P5" style:family="paragraph" style:parent-style-name="Text_20_body">
      <style:paragraph-properties fo:margin-top="0.0398in" fo:margin-bottom="0.0972in" style:contextual-spacing="false" fo:line-height="150%"/>
      <style:text-properties fo:language="de" fo:country="DE"/>
    </style:style>
    <style:style style:name="P6" style:family="paragraph" style:parent-style-name="Text_20_body">
      <style:paragraph-properties fo:line-height="150%"/>
      <style:text-properties fo:language="de" fo:country="DE"/>
    </style:style>
    <style:style style:name="T1" style:family="text">
      <style:text-properties officeooo:rsid="00024d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Verbreitung von Botnetzen</text:h>
      <text:p text:style-name="P6">Da Botsoftware sich im Wesentlichen nicht von anderweitiger Schadsoftware unterscheidet, handelt es sich um die gleichen Infektionswege.</text:p>
      <text:h text:style-name="Heading_20_3" text:outline-level="3">E-Mail</text:h>
      <text:p text:style-name="P5">Eine Methode um Schadsoftware auf eine Zielgerät zu bekommen ist das versenden per E-Mail. Typischer weise als PDF-Datei oder ZIP-Archievs getar<text:span text:style-name="T1">n</text:span>t, wird der Nutzer aufgefordert die im Anhang befindliche Datei zu öffnen (1). Erst geöffnet installiert sich die Malware automatisch, ohne die Kenntnis des Benutzers. Um eine möglichst hohe Anzahl an Benutzern davon zu überzeugen, greifen die Kriminellen auf wohl bekannte Maschen zurück. So erzeugen diese eine Stresssituation, um rationales Denken zu stören, indem sie sich für eine Autoritätsperson oder ein globales Unternehmen ausgeben und mit Strafe drohen. Ebenso setzen einzelne Angreifer auf die Gier oder den Sexualtrieb ihrer Opfer und diese zu einer Aktion zu animieren. Zur Chancen <text:span text:style-name="T1">M</text:span>aximierung das ein Nutzer auf diesen Trick reinfällt, werden die E-Mails als Spam an eine möglichst große Anzahl an Opfern versendet. Die A<text:span text:style-name="T1">r</text:span>ten der Spam Mails werden dabei folgendermaßen gruppiert: Phishing, Email Spoofing, Tech Support Scams, Current Event Scams und Advance-fee Scams (3).</text:p>
      <text:h text:style-name="Heading_20_3" text:outline-level="3">Drive-By-Download</text:h>
      <text:p text:style-name="P6">Drive-By-Downdloads sind eine weit verbreitete Infektionsmethode, bei welcher der Nutzer keine riskante Aktion durchführt. So hinterlegt ein Angreifer einen Link auf einer Webseite. Dieser muss dabei nicht visuell erkennbar sein. Der Browser des Nutzers folgt automatisch dem Link und lädt im Hintergrund die Schadsoftware herunter. Die davon Ausgehende Gefahr ist groß, so beschreibt (Author) "You visit a site and get infected without any prompts or further action. These downloads can be anywhere, even legitimate sites."(6) Durch injizieren eines iframes mit der Adresse des ExploitKits, öffnet der Browser das angegebene Dokument, ohne den Nutzer zu informieren (1). Der Verlauf eines solchen Angriffs ist auf der Abbildung (X)(1) darge<text:span text:style-name="T1">s</text:span>tellt.</text:p>
      <text:p text:style-name="P6">Beispielhaft ist hierfür das ExploitKit Blackhole. Dieses wurde zum ersten mal 2010 entdeckt und wurde größtenteils verbreitet indem Spam versendet wurde, welcher auf infizierte Webseiten verwies (1). Dorthin umgeleitet lud sich Blackhole herunter und installierten sich. Mittels Plug-<text:span text:style-name="T1">I</text:span>ns nutzt der Angreifer Blackhole um den Antivirus zu deaktivieren und Passwörter zu stehlen (18).</text:p>
      <text:p text:style-name="P6">Schadsoftware welche zusammen mit einem legitimen Download heruntergeladen und Installiert wird, fällt ebenfalls in die Kategorie der Drive-By-Download Attacke. Dabei setzen die Angreifer auf die Unaufmerksamkeit der Nutzer. Wurde beispielsweise eine Schadsoftware in ein <text:soft-page-break/>Anwendungs-Paket injiziert, ist es möglich dass das Opfer diese mit installiert, ohne die deren Nutzen und die daraus folgenden Konsequenzen zu kennen. </text:p>
      <text:h text:style-name="Heading_20_3" text:outline-level="3">Downloader und Dropper</text:h>
      <text:p text:style-name="P6">Im <text:span text:style-name="T1">B</text:span>ereich der Cyberkriminalität ist meistens das Ziel unbemerkt ein Zielsystem zu infizieren und die Kontrolle darüber zu gewinnen, bevor der Nutzer dies merkt und Gegenmaßnahmen einleitet. Das Herunterladen und Installieren von großen Schadsoftware<text:span text:style-name="T1">s</text:span> regt viel Aufsehen. Damit k<text:span text:style-name="T1">om</text:span>men Downloader ins Spiel. Malware wird modular aufgebaut, um möglichst effizient die vom Angreifer erwünschten Funktionen zu erfüllen. Downloader sind in diesem Kontext Module, welche eine Verbindung zu einem, vom Angreifer kontrollierten, Server aufbauen und zusätzliche Daten herunterladen. "Dabei kann es sich um benötigte Konfigurationsdateien handeln oder weitere Schadprogramme wie beispielsweise Ransomware."(10) Der Downloader für sich ist somit keine Schad<text:span text:style-name="T1">s</text:span>oftware, weshalb viele kriminellen Gruppen in ihrem initiale Angriff den Downloader um Schadware erweitern. Bedep (Rozana) ist eine solche Schadsoftware, welche zusätzlich eine Klickbetrug durchführt und durch <text:span text:style-name="T1">P</text:span>ay-by-<text:span text:style-name="T1">C</text:span>lick Anzeigen Gewinn erzielt (16). Nymain verfügt über Plug-Ins, welche E-Mailkontendaten stehlen und Daten von Schadsoftware im FTP (File Trasfer Protocol) Kontext weitergibt (17). Der Cooee Launcher ist ein Downloader, welche häufig auf billigen Androidgeräten vorinstalliert ist. Über diese Anwendung kann das Anzeigen von Werbung erzwungen werden, sowie das nachladen von Schadsoftware (18).</text:p>
      <text:p text:style-name="P6">Dropper verfolgen ebenso das Ziel weitere Malware auf dem Gerät zu platzieren, jedoch durch eine a<text:span text:style-name="T1">n</text:span>dere Strategie. Dopper beinhalten selbst diverse Schadsoftware wie Viren, Würmer und Botsoftware und kann diese abwerfen und installieren (12) Wie Downloader sind auch viele Dropper Teil einer größeren Malware. Beispiele hierfür sind Necurs, welche im Laufe deren Existenz verschiedene Einsatzzwecke erfüllt (13), Phorpiex, als teil eines Backdoor öffnenden Wurms (14), und Crackonosh. Die Hauptaufgabe von letzterem ist die Erzeugung von Online-Währungen mit fremden Rechenressourcen (15).</text:p>
      <text:p text:style-name="P6">Angreifer nutzen Downloader und Dropper häufig im Tandem und mehrstufige Angriffe durchzuführen, welches die Detektion erschwert und Gegenmaßnamen verzögert. So ist ein minimalistischer Downloader schnell platziert, welcher daraufhin einen Dropper nachlädt. Der Dropper installiert daraufhin die fortgeschrittene Schadsoftware um Profit zu sichern.</text:p>
      <text:h text:style-name="Heading_20_3" text:outline-level="3">Evil USB</text:h>
      <text:p text:style-name="P6">Botsoftware kann ebenso Physisch übertragen werden, durch den Einsatz von USB-Drives. USB (Universal Serial Bus) ist eine weltweit verbreitete physischen Schnittstelle und nach (Author) gibt es nahezu keine Computer mehr welche nicht über einen USB-Port verfügen (9). Dessen Flexibilität <text:soft-page-break/>und Vielseitigkeit bildet dessen Stärke und erklärt warum so viele USB-Geräten im Einsatz sind. Doch genau diese Stärkt macht den USB zu einem nicht zu unterschätzenden Angriffsvektor. Durch Flaschen des USB-Drives lässt dieser sich so manipulieren dass nicht nur als SCSI Gerät (Mass Storage) sondern auch als HID Gerät, z.B. als Tastatur, erkannt wird. Wird der USB-Drive nun eingesteckt, interpretiert der Angegriffene Computer die gespeicherten Daten als Tastenanschläge (9). Über diesen Weg lassen sich Backdoors öffnen um die Möglichkeit für einen sep<text:span text:style-name="T1">a</text:span>raten Angriff zu liefern, oder auf dem USB-Drive enthaltene Schadsoftware zu installieren.</text:p>
      <text:h text:style-name="P2" text:outline-level="3">Malvertisement</text:h>
      <text:p text:style-name="P6">Werbungen auf Webseiten provozieren gezielt mit dubiosen Sprüchen und Behauptungen um Nutzer dazu zu bewegen diese anzuklicken. Doch auch wenn der Betroffene nicht fortfährt mit dem Kauf eines dort angebotenen Produktes, kann es schon zu spät sein. Malvertising ist eine Technik zu Infektion von Rechnern, welche immer häufiger von Cyberkriminellen genutzt wird. So berichtet (Author), "[...] IT-Sicherheitsexperten [...] beobachten auf der Suchmaschine immer mehr Malvertising-Kampagnen über das hauseigene Werbesystem Google Ads" (2). Hacker injizieren dafür Code in eine Werbung, welche beim anklicken auf problematische Webseiten verweise. Dorthin umgeleitet läd<text:span text:style-name="T1">t</text:span> der <text:span text:style-name="T1">N</text:span>utzer unbewusst Schadsoftware herunter. Diese Werbungen werden daraufhin Werbeverteilern wie Google als harmlos untergeschoben. So gelingt es Kriminellen ihre schadhaften Links auf legitimen und mit unter viel besuchen Webseiten zu platzieren (5). Auf diese weise haben "Cyberkriminellen haben Mitte Februar [2023][...] eine gefälschte Download-Seite für Cisco AnyConnect Secure Mobility Client v4.x erstellt" (4) und ihre Schadsoftware mittels kompromittierter Google-Ad-Werbung verteilt. Hierbei handelt es sich um den Bumblebee Downloader. 2016 wurde durch den Einsatz von Malverticing beispielsweise auch das Angler ExploitKit verbreitet. Besonders gefährlich wird diese Methode wenn Hacker ihren Schadcode in legitime Werbung von übernommenen Webseiten platzieren. Dabei bilden häufig heruntergeladene Anwendungen bevorzugte Ziele wovon "Adobe Reader, Gimp, Microsoft Teams, OBS, Slack und Thunderbird" (2) ebenfalls betroffen sein können.</text:p>
      <text:h text:style-name="Heading_20_3" text:outline-level="3">Fake Anwendungen</text:h>
      <text:p text:style-name="P6">Ein weitere Methode das Gerät eines Opfers zu infizieren ist es diesen die Schadsoftware selbst herunterzuladen und installieren zu lassen. Zu diesem Zweck bewerben Cyberkriminelle von ihnen Entwickelte oder angepasste Anwendungen. Beliebt sind dabei gefälschte Anti-Viren-Programme, die bei der Installation Root-Rechten fordern. Einmal installiert kann die Schadsoftware beliebige <text:span text:style-name="T1">H</text:span>andlung durchführen. Die Anti-Malware-Malware zur Entfernung von Schadcode, sendet jedoch falsche Alar<text:span text:style-name="T1">mm</text:span>eldungen und verlangt eine Einmalzahlung oder gi<text:span text:style-name="T1">b</text:span>t vor diese direkt zu entfernen, jedoch beides ohne eine wirkliche Funktion zu erfüllen.</text:p>
      <text:p text:style-name="P6"><text:soft-page-break/>In anderen Fällen halten die Anwendung ihre Versprechen, doch <text:span text:style-name="T1">platzieren</text:span> im Hintergrund zusätzlich Schadsoftware. So sind verschiedene Spiele für Smartphones auf den ersten Blick unauffällig, doch besitzen einen bösartigen Payload. 2019 wurde neben Jump Jump und Shoot Them eine Liste von 19 weiteren Apps entdeckt, die einen Schadsoftware-Strang beinhalten (20). Android Geräte bilden in der Schadcode Entwicklung das bevorzugte Ziel, da diese mit einem Marktanteil um die 71% den Großteil der Nutzer repräsentiert (7). Zusätzlich besitzt Android Angriffsvektoren, die Apple mit IOS weniger Beachtung schenken muss. Einer davon ist die Fragmentierung der eingeätzten Android Versionen (8). Da Android von diversen Smartphonherstellern verwendet wird und nicht alle, ähnlich wie Apple, das Updaten auf die aktuelle Betriebssystemversion erzwingen, bleiben Sicherheitslücken <text:span text:style-name="T1">nicht </text:span>gepatched. Zusätzlich erlaubt Android die Installation von Apps abseits von den geprüften App-Stores, wodurch der Nutzer ein erhöhtes Risiko eingeht (8).</text:p>
      <text:h text:style-name="Heading_20_3" text:outline-level="3">Unsichere Netzwerk Kommunikation</text:h>
      <text:p text:style-name="P6">Sind die Anwendungen selbst ohne eine bekannte Schwachstelle, haben Hacker eine weitere Möglichkeit die Kontrolle zu übernehmen. Durch die Manipulation von ungesichertem Datenverkehr, provozieren sie ein schädliches Verhalten im System. Mittels Man-in-the-Middle-Attacken leiten die Angreifer die Datenpakete über sich um, wodurch dieser angepasste Anfragen und Antworten an die Geräte weitergeben. Im IoT (Internet of Things) existieren viele Geräte mit zusammenhängenden Mobile Apps und Desktop Anwendungen. Doch deren Kommunikation lauft häufig über die <text:span text:style-name="T1">St</text:span>anda<text:span text:style-name="T1">r</text:span>t<text:span text:style-name="T1">k</text:span>anäle, wie. Die nähre Erklärung des Protokolls und dessen Schwächen ist in dem Abschnitt [Ref auf bseispiel code] zu finden.</text:p>
      <text:p text:style-name="P4">Quellen:</text:p>
      <text:p text:style-name="P3">(1) https://www.techtarget.com/searchsecurity/feature/3-ransomware-distribution-methods-popular-with-attackers</text:p>
      <text:p text:style-name="P3">(2) https://www.heise.de/news/Downloads-via-Google-Ads-Tsunami-an-Malvertising-verbreitet-Schadsoftware-7485196.html</text:p>
      <text:p text:style-name="P3">(3) https://www.malwarebytes.com/spam</text:p>
      <text:p text:style-name="P3">(4) https://www.heise.de/news/Malvertising-Bumblebee-Malware-in-trojanisierten-Installern-8977016.html</text:p>
      <text:p text:style-name="P3">(5) Hackers inject code into legitimate ads, which then direct users to problematic sites and downloads.</text:p>
      <text:p text:style-name="P3">(6) https://www.kaspersky.com/resource-center/definitions/drive-by-download</text:p>
      <text:p text:style-name="P3">(7) https://www.statista.com/statistics/272698/global-market-share-held-by-mobile-operating-systems-since-2009/</text:p>
      <text:p text:style-name="P3">(8) https://repositum.tuwien.at/bitstream/20.500.12708/2095/2/Weichselbaum%20Lukas%20-%202015%20-%20Dynamic%20behavior%20monitoring%20of%20Android%20malware.pdf</text:p>
      <text:p text:style-name="P3">(9) https://repositum.tuwien.at/bitstream/20.500.12708/2985/2/Neuner%20Sebastian%20-%202017%20-%20Bad%20things%20happen%20through%20USB.pdf</text:p>
      <text:p text:style-name="P3">(10) https://www.bsi.bund.de/SharedDocs/Glossareintraege/DE/D/Downloader.html</text:p>
      <text:p text:style-name="P3">(11) https://www.bsi.bund.de/DE/Themen/Verbraucherinnen-und-Verbraucher/Cyber-Sicherheitslage/Methoden-der-Cyber-Kriminalitaet/Botnetze/Ich-wurde-kontaktiert/ich-wurde-kontaktiert_node.html</text:p>
      <text:p text:style-name="P3">(12) https://www.bsi.bund.de/SharedDocs/Glossareintraege/DE/D/Dropper.html</text:p>
      <text:p text:style-name="P3">(13) https://www.bsi.bund.de/DE/Themen/Verbraucherinnen-und-Verbraucher/Cyber-Sicherheitslage/Methoden-der-Cyber-Kriminalitaet/Botnetze/Steckbriefe-aktueller-Botnetze/Steckbriefe/Necurs/Necurs.html</text:p>
      <text:p text:style-name="P3">(14) https://www.bsi.bund.de/DE/Themen/Verbraucherinnen-und-Verbraucher/Cyber-Sicherheitslage/Methoden-der-Cyber-Kriminalitaet/Botnetze/Steckbriefe-aktueller-Botnetze/Steckbriefe/Phorpiex/Phorpiex.html</text:p>
      <text:p text:style-name="P3">(15) https://www.bsi.bund.de/DE/Themen/Verbraucherinnen-und-Verbraucher/Cyber-Sicherheitslage/Methoden-der-Cyber-Kriminalitaet/Botnetze/Steckbriefe-aktueller-Botnetze/Steckbriefe/Crackonosh/Crackonosh.html</text:p>
      <text:p text:style-name="P3">(16) https://www.bsi.bund.de/DE/Themen/Verbraucherinnen-und-Verbraucher/Cyber-Sicherheitslage/Methoden-der-Cyber-Kriminalitaet/Botnetze/Steckbriefe-aktueller-Botnetze/Steckbriefe/Bedep/Bedep.html</text:p>
      <text:p text:style-name="P3">(17) https://www.bsi.bund.de/DE/Themen/Verbraucherinnen-und-Verbraucher/Cyber-Sicherheitslage/Methoden-der-Cyber-Kriminalitaet/Botnetze/Botnetz-Avalanche/Schadsoftware/Nymaim/Nymaim.html</text:p>
      <text:p text:style-name="P3">(18) https://www.bsi.bund.de/DE/Themen/Verbraucherinnen-und-Verbraucher/Cyber-Sicherheitslage/Methoden-der-Cyber-Kriminalitaet/Botnetze/Steckbriefe-aktueller-Botnetze/Steckbriefe/Cooee/Cooee.html</text:p>
      <text:p text:style-name="P3">(19) https://resources.infosecinstitute.com/topic/cyber-weapon-of-mass-destruction-the-blackhole-exploit-kit/</text:p>
      <text:p text:style-name="P3">(20) https://www.zdnet.com/article/adware-found-in-21-android-apps-with-more-than-7-million-downloa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6T11:20:26.372000000</dc:date>
    <meta:editing-duration>PT46M49S</meta:editing-duration>
    <meta:editing-cycles>2</meta:editing-cycles>
    <meta:generator>LibreOffice/7.5.3.2$Windows_X86_64 LibreOffice_project/9f56dff12ba03b9acd7730a5a481eea045e468f3</meta:generator>
    <meta:document-statistic meta:table-count="0" meta:image-count="0" meta:object-count="0" meta:page-count="5" meta:paragraph-count="42" meta:word-count="1406" meta:character-count="12753" meta:non-whitespace-character-count="11388"/>
  </office:meta>
</office:document-meta>
</file>